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808080" draw:textarea-horizontal-align="justify" draw:textarea-vertical-align="middle" draw:auto-grow-height="false"/>
    </style:style>
    <style:style style:name="gr2" style:family="graphic" style:parent-style-name="standard">
      <style:graphic-properties svg:stroke-width="0.102cm" svg:stroke-color="#0000ff" draw:marker-start-width="0.457cm" draw:marker-end-width="0.457cm" draw:fill="solid" draw:fill-color="#0000ff" draw:textarea-vertical-align="middle" draw:auto-grow-height="false" fo:min-height="0.749cm" fo:min-width="0.499cm" fo:padding-top="0.176cm" fo:padding-bottom="0.176cm" fo:padding-left="0.301cm" fo:padding-right="0.301cm"/>
    </style:style>
    <style:style style:name="gr3" style:family="graphic" style:parent-style-name="standard">
      <style:graphic-properties svg:stroke-color="#0000ff" draw:fill-color="#0000ff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svg:stroke-color="#0000ff" draw:marker-start-width="0.457cm" draw:marker-end-width="0.457cm" draw:fill="none" draw:fill-color="#0000ff" draw:textarea-vertical-align="middle" draw:auto-grow-height="false" fo:min-height="0.749cm" fo:min-width="0.499cm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ff6309" draw:marker-start-width="0.457cm" draw:marker-end="Symmetric_20_Arrow" draw:marker-end-width="0.457cm" draw:textarea-horizontal-align="center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svg:stroke-width="0.102cm" svg:stroke-color="#008000" draw:marker-start="Arrow" draw:marker-start-width="0.508cm" draw:marker-end="Dimension_20_Lines" draw:marker-end-width="0.762cm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008000" fo:font-weight="bold" style:font-weight-asian="bold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8000"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.262cm" svg:height="0.127cm" svg:x="7.119cm" svg:y="10.127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0.635cm" svg:x="7.599cm" svg:y="9.873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3" draw:text-style-name="P1" draw:layer="layout" svg:width="0.635cm" svg:height="0.635cm" svg:x="8.6cm" svg:y="9.873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frame draw:style-name="gr4" draw:text-style-name="P3" draw:layer="layout" svg:width="5.277cm" svg:height="1.195cm" svg:x="17.747cm" svg:y="9.593cm">
            <draw:text-box>
              <text:p text:style-name="P2"><text:span text:style-name="T1">n=1 <text:s/>K edge</text:span></text:p>
            </draw:text-box>
          </draw:frame>
        </draw:g>
        <draw:g>
          <draw:custom-shape draw:style-name="gr1" draw:text-style-name="P1" draw:layer="layout" svg:width="10.262cm" svg:height="0.127cm" svg:x="7.12cm" svg:y="6.328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635cm" svg:height="0.635cm" svg:x="7.6cm" svg:y="6.074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1" draw:layer="layout" svg:width="0.635cm" svg:height="0.635cm" svg:x="8.601cm" svg:y="6.074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3" draw:text-style-name="P1" draw:layer="layout" svg:width="0.635cm" svg:height="0.635cm" svg:x="9.6cm" svg:y="6.074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3" draw:text-style-name="P1" draw:layer="layout" svg:width="0.635cm" svg:height="0.635cm" svg:x="10.601cm" svg:y="6.074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3" draw:text-style-name="P1" draw:layer="layout" svg:width="0.635cm" svg:height="0.635cm" svg:x="11.6cm" svg:y="6.074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3" draw:text-style-name="P1" draw:layer="layout" svg:width="0.635cm" svg:height="0.635cm" svg:x="12.601cm" svg:y="6.074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frame draw:style-name="gr4" draw:text-style-name="P3" draw:layer="layout" svg:width="5.637cm" svg:height="1.195cm" svg:x="17.748cm" svg:y="5.794cm">
            <draw:text-box>
              <text:p text:style-name="P2"><text:span text:style-name="T1">n=2 <text:s/>L edges</text:span></text:p>
            </draw:text-box>
          </draw:frame>
          <draw:path draw:style-name="gr6" draw:text-style-name="P1" draw:layer="layout" svg:width="2.946cm" svg:height="0.696cm" draw:transform="rotate (-1.84917634248883) translate (9.48954460059912cm 6.9549148700408cm)" svg:viewBox="0 0 2947 697" svg:d="m0-21533c426-521 1097-538 1097-538 623-3 863-47 1850 697">
            <text:p text:style-name="P2"/>
          </draw:path>
        </draw:g>
        <draw:g>
          <draw:custom-shape draw:style-name="gr1" draw:text-style-name="P1" draw:layer="layout" svg:width="10.262cm" svg:height="0.127cm" svg:x="7.121cm" svg:y="4.829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1" draw:layer="layout" svg:width="0.33cm" svg:height="0.329cm" svg:x="7.601cm" svg:y="4.727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cm" svg:height="0.329cm" svg:x="8.121cm" svg:y="4.728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29cm" svg:height="0.329cm" svg:x="8.64cm" svg:y="4.727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cm" svg:height="0.329cm" svg:x="9.159cm" svg:y="4.728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cm" svg:height="0.329cm" svg:x="9.678cm" svg:y="4.727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cm" svg:height="0.329cm" svg:x="10.198cm" svg:y="4.728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cm" svg:height="0.329cm" svg:x="10.717cm" svg:y="4.727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29cm" svg:height="0.329cm" svg:x="11.237cm" svg:y="4.728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cm" svg:height="0.329cm" svg:x="11.755cm" svg:y="4.727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cm" svg:height="0.329cm" svg:x="12.275cm" svg:y="4.728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</draw:g>
          <draw:frame draw:style-name="gr4" draw:text-style-name="P3" draw:layer="layout" svg:width="5.844cm" svg:height="1.195cm" svg:x="17.749cm" svg:y="4.295cm">
            <draw:text-box>
              <text:p text:style-name="P2"><text:span text:style-name="T1">n=3 <text:s/>M edges</text:span></text:p>
            </draw:text-box>
          </draw:frame>
        </draw:g>
        <draw:g>
          <draw:custom-shape draw:style-name="gr1" draw:text-style-name="P1" draw:layer="layout" svg:width="10.253cm" svg:height="0.136cm" svg:x="7.122cm" svg:y="3.925cm">
            <text:p text:style-name="P2"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1" draw:layer="layout" svg:width="0.33cm" svg:height="0.329cm" svg:x="7.602cm" svg:y="3.828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1cm" svg:height="0.329cm" svg:x="8.122cm" svg:y="3.829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cm" svg:height="0.329cm" svg:x="8.642cm" svg:y="3.828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cm" svg:height="0.329cm" svg:x="9.162cm" svg:y="3.829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cm" svg:height="0.329cm" svg:x="9.682cm" svg:y="3.828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cm" svg:height="0.329cm" svg:x="10.202cm" svg:y="3.829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1cm" svg:height="0.329cm" svg:x="10.721cm" svg:y="3.828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cm" svg:height="0.329cm" svg:x="11.242cm" svg:y="3.829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cm" svg:height="0.329cm" svg:x="11.761cm" svg:y="3.828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cm" svg:height="0.329cm" svg:x="12.282cm" svg:y="3.829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cm" svg:height="0.329cm" svg:x="12.801cm" svg:y="3.828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1cm" svg:height="0.329cm" svg:x="13.321cm" svg:y="3.829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cm" svg:height="0.329cm" svg:x="13.841cm" svg:y="3.828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cm" svg:height="0.329cm" svg:x="14.361cm" svg:y="3.829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cm" svg:height="0.329cm" svg:x="14.881cm" svg:y="3.828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cm" svg:height="0.329cm" svg:x="15.401cm" svg:y="3.829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1cm" svg:height="0.329cm" svg:x="15.92cm" svg:y="3.828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33cm" svg:height="0.329cm" svg:x="16.441cm" svg:y="3.829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</draw:g>
          <draw:frame draw:style-name="gr4" draw:text-style-name="P3" draw:layer="layout" svg:width="5.747cm" svg:height="1.195cm" svg:x="17.75cm" svg:y="3.396cm">
            <draw:text-box>
              <text:p text:style-name="P2"><text:span text:style-name="T1">n=4 <text:s/>N edges</text:span></text:p>
            </draw:text-box>
          </draw:frame>
        </draw:g>
        <draw:line draw:style-name="gr7" draw:text-style-name="P5" draw:layer="layout" svg:x1="2.453cm" svg:y1="2.55cm" svg:x2="8.539cm" svg:y2="5.941cm">
          <text:p text:style-name="P4"><text:span text:style-name="T2"/></text:p>
          <text:p text:style-name="P4"><text:span text:style-name="T2">X-ray out <text:s text:c="2"/>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2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Bruce Ravel</meta:initial-creator>
    <meta:creation-date>2008-07-31T14:10:48</meta:creation-date>
    <dc:creator>Bruce Ravel</dc:creator>
    <dc:date>2008-08-12T11:07:14</dc:date>
    <meta:editing-cycles>7</meta:editing-cycles>
    <meta:editing-duration>P1DT1H2M41S</meta:editing-duration>
    <meta:user-defined meta:name="Info 1"/>
    <meta:user-defined meta:name="Info 2"/>
    <meta:user-defined meta:name="Info 3"/>
    <meta:user-defined meta:name="Info 4"/>
    <meta:document-statistic meta:object-count="52"/>
  </office:meta>
</office:document-meta>
</file>